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cti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Bald Eagle</text:p>
            <text:p>Restaur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houd presentatie</text:p>
              </text:list-item>
              <text:list-item>
                <text:p>Vragen van Uw kant?</text:p>
              </text:list-item>
              <text:list-item>
                <text:p>Onze vragen aan U.</text:p>
              </text:list-item>
              <text:list-item>
                <text:p>Feedback over de presentati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eft U nog vragen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ze vragen aan U.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edback over de presentati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15:27:55.759525438</meta:creation-date>
    <dc:date>2019-09-03T16:09:58.184293290</dc:date>
    <meta:editing-duration>PT57M54S</meta:editing-duration>
    <meta:editing-cycles>11</meta:editing-cycles>
    <meta:generator>LibreOffice/5.1.6.2$Linux_X86_64 LibreOffice_project/10m0$Build-2</meta:generator>
    <meta:document-statistic meta:object-count="40"/>
  </office:meta>
</office:document-meta>
</file>